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  <text:p text:style-name="Standard"/>
      <text:p text:style-name="Standard">Text edited to remote origin.</text:p>
      <text:p text:style-name="Standard"/>
      <text:p text:style-name="Standard">Bizcargui edits file.</text:p>
      <text:p text:style-name="Standard">Bermudo edits file.</text:p>
      <text:p text:style-name="Standard"/>
      <text:p text:style-name="Standard">Bizcargui edits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7:47:29</dc:date>
    <dc:creator>Wolfgang Freis</dc:creator>
    <meta:editing-duration>PT2M28S</meta:editing-duration>
    <meta:editing-cycles>6</meta:editing-cycles>
    <meta:generator>OpenOffice/4.1.1$Unix OpenOffice.org_project/411m6$Build-9775</meta:generator>
    <meta:document-statistic meta:table-count="0" meta:image-count="0" meta:object-count="0" meta:page-count="1" meta:paragraph-count="6" meta:word-count="21" meta:character-count="132"/>
  </office:meta>
</office:document-meta>
</file>